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cusión:</text:p>
      <text:p text:style-name="Standard"/>
      <text:p text:style-name="Standard"><text:tab/>Versión<text:span text:style-name="T2"> C</text:span> :</text:p>
      <text:p text:style-name="Standard"><text:tab/><text:tab/>El código sigue la misma estructura que el código <text:span text:style-name="T3">assembler </text:span><text:span text:style-name="T4">final: una función por cada operador ( </text:span><text:span text:style-name="T3">cRoberts</text:span><text:span text:style-name="T4">, </text:span><text:span text:style-name="T3">cPrewitt</text:span><text:span text:style-name="T4">, </text:span><text:span text:style-name="T3">cSobel</text:span><text:span text:style-name="T4"> ) que toman como parámetros los punteros a la imagen fuente y destino, el alto y ancho de la imagen y dos variables para indicar si se debe derivar respecto a X o respecto a Y y la función </text:span><text:span text:style-name="T3">apply_mask </text:span><text:span text:style-name="T4">que toma un puntero a un pixel, el tamaño de la imagen original incluyendo el relleno requerido por </text:span><text:span text:style-name="T3">openCv</text:span><text:span text:style-name="T4"> para alinear la imagen, un puntero a la mascara a aplicar y el tamaño de esa mascara y devuelve el pixel transformado. Los encabezados a modo de ejemplo son:</text:span></text:p>
      <text:p text:style-name="Standard"><text:span text:style-name="T4"><text:tab/></text:span></text:p>
      <text:p text:style-name="Standard"><text:span text:style-name="T4"><text:tab/></text:span><text:span text:style-name="T6">void cPrewitt( const unsigned char* src, unsigned char *dst, int width, int height, int xorder, int yorder ) </text:span></text:p>
      <text:p text:style-name="Standard"><text:span text:style-name="T6"/></text:p>
      <text:p text:style-name="Standard"><text:span text:style-name="T6"><text:tab/>int apply_mask( const unsigned char* src, unsigned int line, const char* mask, unsigned int mask_sz )</text:span></text:p>
      <text:p text:style-name="Standard"><text:span text:style-name="T6"/></text:p>
      <text:p text:style-name="Standard"><text:span text:style-name="T6"/></text:p>
      <text:p text:style-name="P1"><text:span text:style-name="T4"><text:tab/>El código incluye matrices de chars definiendo cada operador y un macro para la saturación. En cuanto al código en sí, fue escrito pensando en como sería mas parecido a lo que se llegaría a escribir en ensamblador, por ejemplo se optó por :</text:span></text:p>
      <text:p text:style-name="P1"><text:span text:style-name="T4"/></text:p>
      <text:p text:style-name="P2"><text:tab/>for( x = 1 ; x &lt; width-1 ; x++ ) {</text:p>
      <text:p text:style-name="P2"><text:tab/><text:tab/><text:tab/>k =xorder * apply_mask( &amp;src[line*(y-1)+x-1], line, OPERADOR_PREWITT_X, 3 );</text:p>
      <text:p text:style-name="P2"><text:tab/><text:tab/><text:tab/>k+=yorder * apply_mask( &amp;src[line*(y-1)+x-1], line, OPERADOR_PREWITT_Y, 3 );</text:p>
      <text:p text:style-name="P2"/>
      <text:p text:style-name="P2"><text:tab/><text:span text:style-name="T8">en vez de: </text:span></text:p>
      <text:p text:style-name="P2"><text:span text:style-name="T8"/></text:p>
      <text:p text:style-name="P2"><text:span text:style-name="T8"><text:tab/></text:span>for( x = 1 ; x &lt; width-1 ; x++ ) {</text:p>
      <text:p text:style-name="P2"><text:tab/><text:tab/>if ( xorder == 0)</text:p>
      <text:p text:style-name="P2"><text:tab/><text:tab/><text:tab/>k =apply_mask( &amp;src[line*(y-1)+x-1], line, OPERADOR_PREWITT_X, 3 );</text:p>
      <text:p text:style-name="P2"><text:tab/><text:tab/>else if( yorder == 0)</text:p>
      <text:p text:style-name="P2"><text:tab/><text:tab/><text:tab/>k+= apply_mask( &amp;src[line*(y-1)+x-1], line, OPERADOR_PREWITT_Y, 3 );</text:p>
      <text:p text:style-name="P2"><text:span text:style-name="T8"><text:tab/></text:span></text:p>
      <text:p text:style-name="P2"><text:span text:style-name="T8"><text:tab/>o también en la decisión de aplicar, en los operadores de </text:span><text:span text:style-name="T7">Roberts</text:span><text:span text:style-name="T8"> y </text:span><text:span text:style-name="T7">Prewitt, </text:span><text:span text:style-name="T8">las dos mascaras correspondientes por separado, como se haría con el operador de </text:span><text:span text:style-name="T7">Sobel, </text:span><text:span text:style-name="T8">aunque no fuera necesario dado que en esos operadores se aplican ambas mascaras necesariamente. </text:span></text:p>
      <text:p text:style-name="P2"><text:span text:style-name="T8"/></text:p>
      <text:p text:style-name="P2"><text:span text:style-name="T8"/></text:p>
      <text:p text:style-name="P2"><text:span text:style-name="T8"><text:tab/>Versión asm:</text:span></text:p>
      <text:p text:style-name="P2"><text:span text:style-name="T8"><text:tab/><text:tab/></text:span></text:p>
      <text:p text:style-name="P2"><text:span text:style-name="T8"><text:tab/><text:tab/>*estructura general</text:span></text:p>
      <text:p text:style-name="P2"><text:span text:style-name="T8"><text:tab/><text:tab/>*explicacion de apply_mask, que hace cada registro, problemas( agregar fotos locas ), resolucion de esos problemas</text:span></text:p>
      <text:p text:style-name="P2"><text:span text:style-name="T8"><text:tab/><text:tab/>*explicacion de alguno de los operadores, problemas, cuestiones con el fill, explciar las macros, como se resolvieron los problemas, la llamada a apply_mask, q hace cada registro, el hack loco de cuando hacemos la derivada en Y (con dibujito de pila en lo posible), fotos resultantes de no-lena</text:span></text:p>
      <text:p text:style-name="P2"><text:span text:style-name="T8"/></text:p>
      <text:p text:style-name="P2"><text:span text:style-name="T8"><text:tab/>Manual de Usuario.</text:span></text:p>
      <text:p text:style-name="P3"><text:span text:style-name="T8"><text:tab/><text:tab/>*comandos, opciones, q no importa el orden, defualts, nombre con el q se guardan las iamgenes, tipos de imagen soportados, ARREGLAR EL SEGFAULTTT, resumen del partido contra Gha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1T20:09:14</meta:creation-date>
    <meta:generator>OpenOffice.org/3.0$Linux OpenOffice.org_project/300m15$Build-9379</meta:generator>
    <dc:date>2009-10-01T21:00:04</dc:date>
    <meta:editing-duration>PT00H50M50S</meta:editing-duration>
    <meta:editing-cycles>6</meta:editing-cycles>
    <meta:document-statistic meta:table-count="0" meta:image-count="0" meta:object-count="0" meta:page-count="1" meta:paragraph-count="25" meta:word-count="399" meta:character-count="2407"/>
    <meta:user-defined meta:name="Información 1"/>
    <meta:user-defined meta:name="Información 2"/>
    <meta:user-defined meta:name="Información 3"/>
    <meta:user-defined meta:name="Información 4"/>
  </office:meta>
</office:document-meta>
</file>